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1pt" officeooo:rsid="00070020" officeooo:paragraph-rsid="00070020" style:font-size-asian="11pt" style:font-size-complex="11pt"/>
    </style:style>
    <style:style style:name="P2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ext_20_body">
      <style:paragraph-properties fo:text-align="start" style:justify-single-word="false"/>
      <style:text-properties fo:font-size="11pt" officeooo:rsid="00070020" officeooo:paragraph-rsid="00070020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1pt" officeooo:rsid="000ddcf6" officeooo:paragraph-rsid="000ddcf6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officeooo:rsid="000eb2c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use-window-font-color="true" fo:font-size="10pt" style:text-underline-style="none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b2b2b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fill="solid" draw:fill-color="#eeeeee" draw:textarea-horizontal-align="justify" draw:textarea-vertical-align="middle" draw:auto-grow-height="false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borescence du site</text:p>
      <text:p text:style-name="P1">18/02/2016</text:p>
      <text:p text:style-name="P1"/>
      <text:p text:style-name="P4">V2</text:p>
      <text:p text:style-name="P4"/>
      <text:p text:style-name="P4">avec projection des sections à confirmer par le client <text:span text:style-name="T1">(gris clair)</text:span> <text:span text:style-name="T1">et envisagées ou à </text:span>venir <text:span text:style-name="T1">(jaune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custom-shape text:anchor-type="paragraph" draw:z-index="0" draw:style-name="gr1" draw:text-style-name="P6" svg:width="3.652cm" svg:height="1.146cm" svg:x="11.446cm" svg:y="-1.369cm"><text:p text:style-name="P5"><text:span text:style-name="T2">Accueil/Présentation</text:span></text:p><draw:enhanced-geometry svg:viewBox="0 0 21600 21600" draw:type="rectangle" draw:enhanced-path="M 0 0 L 21600 0 21600 21600 0 21600 0 0 Z N"/></draw:custom-shape><draw:custom-shape text:anchor-type="paragraph" draw:z-index="5" draw:style-name="gr3" draw:text-style-name="P8" svg:width="3.654cm" svg:height="6.093cm" svg:x="11.444cm" svg:y="-0.224cm"><text:p text:style-name="P7"><text:span text:style-name="T2">- Choix langue</text:span></text:p><text:p text:style-name="P7"><text:span text:style-name="T2">- Résumés (court italique) </text:span></text:p><text:p text:style-name="P7"><text:span text:style-name="T2">et long</text:span></text:p><text:p text:style-name="P7"><text:span text:style-name="T2">- </text:span><text:span text:style-name="T3">Poster</text:span></text:p><text:p text:style-name="P7"><text:span text:style-name="T2">- </text:span><text:span text:style-name="T3">Lieu</text:span></text:p><text:p text:style-name="P7"><text:span text:style-name="T2">- </text:span><text:span text:style-name="T3">Dates</text:span></text:p><text:p text:style-name="P7"><text:span text:style-name="T4">- </text:span><text:span text:style-name="T3">Contact</text:span></text:p><text:p text:style-name="P7"><text:span text:style-name="T3"/></text:p><text:p><text:span text:style-name="T2">Comité 1</text:span></text:p><text:p><text:span text:style-name="T2">Comité 2</text:span></text:p><text:p><text:span text:style-name="T2"/></text:p><text:list text:style-name=""><text:list-item><text:list><text:list-item><text:list><text:list-item><text:list><text:list-item><text:p text:style-name="P7"><text:span text:style-name="T2">- Partenaires (</text:span><text:span text:style-name="T3">logos</text:span><text:span text:style-name="T2">)</text:span></text:p></text:list-item></text:list></text:list-item></text:list></text:list-item></text:list></text:list-item></text:list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text:p>
      <text:p text:style-name="P1"/>
      <text:p text:style-name="P1"><draw:line text:anchor-type="paragraph" draw:z-index="20" draw:style-name="gr4" draw:text-style-name="P5" svg:x1="11.448cm" svg:y1="-0.113cm" svg:x2="10.363cm" svg:y2="-0.113cm"><text:p/></draw:line><draw:line text:anchor-type="paragraph" draw:z-index="21" draw:style-name="gr4" draw:text-style-name="P5" svg:x1="10.363cm" svg:y1="-0.113cm" svg:x2="10.31cm" svg:y2="5.38cm"><text:p/></draw:line></text:p>
      <text:p text:style-name="P1"><draw:rect text:anchor-type="paragraph" draw:z-index="25" draw:style-name="gr8" draw:text-style-name="P6" svg:width="2.726cm" svg:height="1.271cm" svg:x="17.216cm" svg:y="-0.18cm"><text:p text:style-name="P5"><text:span text:style-name="T2">Version PDF</text:span></text:p><text:p text:style-name="P5"><text:span text:style-name="T2">Du programme</text:span></text:p></draw:rect></text:p>
      <text:p text:style-name="P1"><draw:line text:anchor-type="paragraph" draw:z-index="26" draw:style-name="gr9" draw:text-style-name="P5" svg:x1="15.097cm" svg:y1="-0.299cm" svg:x2="17.215cm" svg:y2="-0.299cm"><text:p/></draw:line><draw:custom-shape text:anchor-type="paragraph" draw:z-index="23" draw:style-name="gr1" draw:text-style-name="P6" svg:width="2.779cm" svg:height="1.773cm" svg:x="17.533cm" svg:y="0.52cm"><text:p text:style-name="P5"><text:span text:style-name="T2">Site partenai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style-name="gr7" draw:text-style-name="P5" svg:x1="15.097cm" svg:y1="1.394cm" svg:x2="17.637cm" svg:y2="1.436cm"><text:p/></draw:line><draw:custom-shape text:anchor-type="paragraph" draw:z-index="1" draw:style-name="gr1" draw:text-style-name="P6" svg:width="3.652cm" svg:height="1.438cm" svg:x="12.965cm" svg:y="4.66cm"><text:p text:style-name="P5"><text:span text:style-name="T2">Résumés des </text:span><text:span text:style-name="T2"><text:line-break/></text:span><text:span text:style-name="T2">communications</text:span>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6" svg:width="3.652cm" svg:height="1.38cm" svg:x="8.959cm" svg:y="4.665cm"><text:p text:style-name="P5"><text:span text:style-name="T2">Intervenants</text:span>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6" svg:width="3.652cm" svg:height="1.38cm" svg:x="16.949cm" svg:y="4.655cm"><text:p text:style-name="P5"><text:span text:style-name="T2">Infos pratiques</text:span></text:p><draw:enhanced-geometry svg:viewBox="0 0 21600 21600" draw:type="rectangle" draw:enhanced-path="M 0 0 L 21600 0 21600 21600 0 21600 0 0 Z N"/></draw:custom-shape><draw:custom-shape text:anchor-type="paragraph" draw:z-index="4" draw:style-name="gr2" draw:text-style-name="P6" svg:width="2.938cm" svg:height="1.491cm" svg:x="1.552cm" svg:y="4.687cm"><text:p text:style-name="P5"><text:span text:style-name="T2">Les organisateurs</text:span></text:p><text:p text:style-name="P5"><text:span text:style-name="T2">&amp; partenaires</text:span></text:p><draw:enhanced-geometry svg:viewBox="0 0 21600 21600" draw:type="rectangle" draw:enhanced-path="M 0 0 L 21600 0 21600 21600 0 21600 0 0 Z N"/></draw:custom-shape><draw:custom-shape text:anchor-type="paragraph" draw:z-index="6" draw:style-name="gr3" draw:text-style-name="P8" svg:width="2.939cm" svg:height="3.793cm" svg:x="1.55cm" svg:y="6.177cm"><text:p text:style-name="P7"><text:span text:style-name="T2">Présentation de :</text:span></text:p><text:p text:style-name="P7"><text:span text:style-name="T2">- C. Stépanoff</text:span></text:p><text:list text:style-name=""><text:list-item><text:p text:style-name="P7"><text:span text:style-name="T2">- J.D. Vigne</text:span></text:p><text:list><text:list-item><text:p text:style-name="P7"><text:span text:style-name="T2">- Comité</text:span></text:p></text:list-item></text:list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3" draw:text-style-name="P8" svg:width="3.654cm" svg:height="2.505cm" svg:x="12.965cm" svg:y="6.098cm"><text:p text:style-name="P7"><text:span text:style-name="T2">Pour chaque comm :</text:span></text:p><text:p text:style-name="P7"><text:span text:style-name="T2">- Titre comm.</text:span></text:p><text:list text:style-name=""><text:list-item><text:p text:style-name="P7"><text:span text:style-name="T2">- Intervenants</text:span></text:p></text:list-item><text:list-item><text:p text:style-name="P7"><text:span text:style-name="T2">- </text:span><text:span text:style-name="T3">Lieu</text:span></text:p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3" draw:text-style-name="P8" svg:width="3.654cm" svg:height="2.174cm" svg:x="8.959cm" svg:y="6.045cm"><text:p text:style-name="P7"><text:span text:style-name="T2">Pour chaque inter. :</text:span></text:p><text:p text:style-name="P7"><text:span text:style-name="T2">- Identité</text:span></text:p><text:p text:style-name="P7"><text:span text:style-name="T2">- Résumé Poste</text:span></text:p><text:p text:style-name="P7"><text:span text:style-name="T2">- </text:span><text:span text:style-name="T3">Communicatio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3" draw:text-style-name="P8" svg:width="3.654cm" svg:height="4.185cm" svg:x="16.949cm" svg:y="6.034cm"><text:p text:style-name="P7"><text:span text:style-name="T2">Pour chaque lieu :</text:span></text:p><text:p text:style-name="P7"><text:span text:style-name="T2">- Adresse</text:span></text:p><text:p text:style-name="P7"><text:span text:style-name="T2">- Tel</text:span></text:p><text:p text:style-name="P7"><text:span text:style-name="T2">- email</text:span></text:p><text:p text:style-name="P7"><text:span text:style-name="T2">- site web</text:span></text:p><text:p text:style-name="P7"><text:span text:style-name="T2">- Accès metro/bus</text:span></text:p><text:p text:style-name="P7"><text:span text:style-name="T2">- Accès handicapés</text:span></text:p><text:p text:style-name="P7"><text:span text:style-name="T2">- </text:span><text:span text:style-name="T3">Programme</text:span></text:p><text:p text:style-name="P7"><text:span text:style-name="T3">-contact ?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1" draw:text-style-name="P6" svg:width="3.652cm" svg:height="1.465cm" svg:x="4.86cm" svg:y="4.687cm"><text:p text:style-name="P5"><text:span text:style-name="T2">Programme</text:span></text:p><draw:enhanced-geometry svg:viewBox="0 0 21600 21600" draw:type="rectangle" draw:enhanced-path="M 0 0 L 21600 0 21600 21600 0 21600 0 0 Z N"/></draw:custom-shape><draw:custom-shape text:anchor-type="paragraph" draw:z-index="11" draw:style-name="gr3" draw:text-style-name="P8" svg:width="3.654cm" svg:height="3.961cm" svg:x="4.858cm" svg:y="6.151cm"><text:p text:style-name="P7"><text:span text:style-name="T2">Pour chaque jour :</text:span><text:span text:style-name="T2"><text:line-break/></text:span><text:span text:style-name="T2">- Date </text:span><text:span text:style-name="T2"><text:line-break/></text:span><text:span text:style-name="T2">« Journée N »</text:span></text:p><text:p text:style-name="P7"><text:span text:style-name="T2">- </text:span><text:span text:style-name="T3">Lieu</text:span></text:p><text:p text:style-name="P7"><text:span text:style-name="T2">- Liste des </text:span><text:span text:style-name="T3">comm</text:span><text:span text:style-name="T2">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" draw:text-style-name="P6" svg:width="3.652cm" svg:height="1.465cm" svg:x="13.063cm" svg:y="10.031cm"><text:p text:style-name="P5"><text:span text:style-name="T2">Communication</text:span></text:p><draw:enhanced-geometry svg:viewBox="0 0 21600 21600" draw:type="rectangle" draw:enhanced-path="M 0 0 L 21600 0 21600 21600 0 21600 0 0 Z N"/></draw:custom-shape><draw:line text:anchor-type="paragraph" draw:z-index="14" draw:style-name="gr4" draw:text-style-name="P5" svg:x1="-0.353cm" svg:y1="3.87cm" svg:x2="25.682cm" svg:y2="3.87cm"><text:p/></draw:line><draw:line text:anchor-type="paragraph" draw:z-index="15" draw:style-name="gr5" draw:text-style-name="P5" svg:x1="-0.353cm" svg:y1="4.655cm" svg:x2="-0.353cm" svg:y2="3.87cm"><text:p/></draw:line><draw:line text:anchor-type="paragraph" draw:z-index="16" draw:style-name="gr5" draw:text-style-name="P5" svg:x1="3.034cm" svg:y1="4.687cm" svg:x2="3.034cm" svg:y2="3.902cm"><text:p/></draw:line><draw:line text:anchor-type="paragraph" draw:z-index="17" draw:style-name="gr5" draw:text-style-name="P5" svg:x1="6.683cm" svg:y1="4.687cm" svg:x2="6.683cm" svg:y2="3.902cm"><text:p/></draw:line><draw:line text:anchor-type="paragraph" draw:z-index="18" draw:style-name="gr5" draw:text-style-name="P5" svg:x1="14.728cm" svg:y1="4.66cm" svg:x2="14.728cm" svg:y2="3.875cm"><text:p/></draw:line><draw:line text:anchor-type="paragraph" draw:z-index="19" draw:style-name="gr5" draw:text-style-name="P5" svg:x1="10.696cm" svg:y1="4.666cm" svg:x2="10.696cm" svg:y2="3.881cm"><text:p/></draw:line><draw:line text:anchor-type="paragraph" draw:z-index="22" draw:style-name="gr6" draw:text-style-name="P5" svg:x1="14.871cm" svg:y1="8.603cm" svg:x2="14.871cm" svg:y2="10.032cm"><text:p/></draw:line><draw:custom-shape text:anchor-type="paragraph" draw:z-index="13" draw:style-name="gr3" draw:text-style-name="P8" svg:width="3.654cm" svg:height="2.013cm" svg:x="13.063cm" svg:y="11.495cm"><text:p text:style-name="P7"><text:span text:style-name="T2">- Titre</text:span><text:span text:style-name="T2"><text:line-break/></text:span><text:span text:style-name="T2">- Intervenants </text:span><text:span text:style-name="T2"><text:line-break/></text:span><text:span text:style-name="T2">- Detail</text:span></text:p><text:p text:style-name="P7"><text:span text:style-name="T2">- Date et </text:span><text:span text:style-name="T3">Lieu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6" svg:width="2.954cm" svg:height="1.518cm" svg:x="-1.718cm" svg:y="4.687cm"><text:p text:style-name="P5"><text:span text:style-name="T2">Présentation</text:span><text:span text:style-name="T2"><text:line-break/></text:span><text:span text:style-name="T2">du colloque</text:span></text:p><draw:enhanced-geometry svg:viewBox="0 0 21600 21600" draw:type="rectangle" draw:enhanced-path="M 0 0 L 21600 0 21600 21600 0 21600 0 0 Z N"/></draw:custom-shape><draw:custom-shape text:anchor-type="paragraph" draw:z-index="28" draw:style-name="gr3" draw:text-style-name="P8" svg:width="2.955cm" svg:height="2.505cm" svg:x="-1.72cm" svg:y="6.204cm"><text:p text:style-name="P7"><text:span text:style-name="T2">- Article long</text:span></text:p><text:p text:style-name="P7"><text:span text:style-name="T2">- </text:span><text:span text:style-name="T3">Dates et Lieu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10" draw:text-style-name="P6" svg:width="2.735cm" svg:height="1.518cm" svg:x="24.626cm" svg:y="4.761cm"><text:p text:style-name="P5"><text:span text:style-name="T2">Vidéo/</text:span></text:p><text:p text:style-name="P5"><text:span text:style-name="T2">Rapports du colloque</text:span></text:p><draw:enhanced-geometry svg:viewBox="0 0 21600 21600" draw:type="rectangle" draw:enhanced-path="M 0 0 L 21600 0 21600 21600 0 21600 0 0 Z N"/></draw:custom-shape><draw:custom-shape text:anchor-type="paragraph" draw:z-index="30" draw:style-name="gr3" draw:text-style-name="P8" svg:width="2.737cm" svg:height="2.505cm" svg:x="24.624cm" svg:y="6.278cm"><text:p text:style-name="P7"><text:span text:style-name="T2">- videos ou liens</text:span></text:p><text:p text:style-name="P7"><text:span text:style-name="T2">- PDF des rapport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1" draw:style-name="gr5" draw:text-style-name="P5" svg:x1="18.776cm" svg:y1="4.655cm" svg:x2="18.776cm" svg:y2="3.87cm"><text:p/></draw:line><draw:line text:anchor-type="paragraph" draw:z-index="32" draw:style-name="gr5" draw:text-style-name="P5" svg:x1="25.682cm" svg:y1="4.655cm" svg:x2="25.682cm" svg:y2="3.87cm"><text:p/></draw:line><draw:line text:anchor-type="paragraph" draw:z-index="33" draw:style-name="gr5" draw:text-style-name="P5" svg:x1="22.401cm" svg:y1="4.655cm" svg:x2="22.401cm" svg:y2="3.87cm"><text:p/></draw:line><draw:custom-shape text:anchor-type="paragraph" draw:z-index="34" draw:style-name="gr2" draw:text-style-name="P6" svg:width="2.954cm" svg:height="1.518cm" svg:x="21.168cm" svg:y="4.641cm"><text:p text:style-name="P5"><text:span text:style-name="T2">Contact</text:span></text:p><draw:enhanced-geometry svg:viewBox="0 0 21600 21600" draw:type="rectangle" draw:enhanced-path="M 0 0 L 21600 0 21600 21600 0 21600 0 0 Z N"/></draw:custom-shape><draw:custom-shape text:anchor-type="paragraph" draw:z-index="35" draw:style-name="gr3" draw:text-style-name="P8" svg:width="2.955cm" svg:height="2.505cm" svg:x="21.168cm" svg:y="6.158cm"><text:p text:style-name="P7"><text:span text:style-name="T2">- formulaire ou lien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0:52:02.374203193</meta:creation-date>
    <dc:date>2016-02-18T16:29:57.353076560</dc:date>
    <meta:editing-duration>PT24M23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4" meta:word-count="22" meta:character-count="132" meta:non-whitespace-character-count="114"/>
  </office:meta>
</office:document-meta>
</file>